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4B0000004B8100AFF8EBE00F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piracy" svg:font-family="Conspiracy"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style:font-name="Conspiracy" fo:font-size="14pt" officeooo:rsid="0078b81c" officeooo:paragraph-rsid="0078b81c" style:font-size-asian="14pt" style:font-size-complex="14pt"/>
    </style:style>
    <style:style style:name="P2" style:family="paragraph" style:parent-style-name="Text_20_body" style:list-style-name="L3">
      <style:text-properties style:font-name="Conspiracy" fo:font-size="11pt" fo:font-weight="normal" officeooo:rsid="00005d80" officeooo:paragraph-rsid="00099f8f" style:font-size-asian="11pt" style:font-weight-asian="normal" style:font-size-complex="11pt" style:font-weight-complex="normal"/>
    </style:style>
    <style:style style:name="P3" style:family="paragraph" style:parent-style-name="Text_20_body" style:list-style-name="L3">
      <style:text-properties style:font-name="Conspiracy" fo:font-size="11pt" fo:font-weight="normal" officeooo:rsid="001f5c09" officeooo:paragraph-rsid="001f5c09" style:font-size-asian="11pt" style:font-weight-asian="normal" style:font-size-complex="11pt" style:font-weight-complex="normal"/>
    </style:style>
    <style:style style:name="P4" style:family="paragraph" style:parent-style-name="Text_20_body" style:list-style-name="L3">
      <style:text-properties style:font-name="Conspiracy" fo:font-size="11pt" fo:font-weight="normal" officeooo:rsid="001f5c09" officeooo:paragraph-rsid="00366932" style:font-size-asian="11pt" style:font-weight-asian="normal" style:font-size-complex="11pt" style:font-weight-complex="normal"/>
    </style:style>
    <style:style style:name="P5" style:family="paragraph" style:parent-style-name="Text_20_body" style:list-style-name="L3">
      <style:text-properties fo:font-size="11pt" officeooo:rsid="001f5c09" officeooo:paragraph-rsid="00366932" style:font-size-asian="11pt" style:font-size-complex="11pt"/>
    </style:style>
    <style:style style:name="P6" style:family="paragraph" style:parent-style-name="Text_20_body" style:list-style-name="L3">
      <style:text-properties fo:font-size="11pt" officeooo:paragraph-rsid="00366932" style:font-size-asian="11pt" style:font-size-complex="11pt"/>
    </style:style>
    <style:style style:name="P7" style:family="paragraph" style:parent-style-name="Text_20_body" style:list-style-name="L3">
      <style:text-properties fo:font-size="11pt" officeooo:paragraph-rsid="004ab703" style:font-size-asian="11pt" style:font-size-complex="11pt"/>
    </style:style>
    <style:style style:name="P8" style:family="paragraph" style:parent-style-name="Title">
      <style:text-properties style:font-name="Conspiracy" officeooo:rsid="002b190a" officeooo:paragraph-rsid="002b190a"/>
    </style:style>
    <style:style style:name="T1" style:family="text">
      <style:text-properties style:font-name="Conspiracy" fo:font-weight="normal" style:font-weight-asian="normal" style:font-weight-complex="normal"/>
    </style:style>
    <style:style style:name="T2" style:family="text">
      <style:text-properties style:font-name="Conspiracy" fo:font-weight="normal" officeooo:rsid="001f5c09" style:font-weight-asian="normal" style:font-weight-complex="normal"/>
    </style:style>
    <style:style style:name="T3" style:family="text">
      <style:text-properties style:font-name="Conspiracy" fo:font-weight="normal" officeooo:rsid="003dce47" style:font-weight-asian="normal" style:font-weight-complex="normal"/>
    </style:style>
    <style:style style:name="T4" style:family="text">
      <style:text-properties style:font-name="Conspiracy"/>
    </style:style>
    <style:style style:name="T5" style:family="text">
      <style:text-properties style:font-name="Conspiracy" fo:font-size="32pt" style:font-size-asian="32pt" style:font-size-complex="32pt"/>
    </style:style>
    <style:style style:name="T6" style:family="text">
      <style:text-properties fo:font-weight="bold" style:font-weight-asian="bold" style:font-weight-complex="bold"/>
    </style:style>
    <style:style style:name="T7" style:family="text">
      <style:text-properties fo:font-size="36pt" style:font-size-asian="36pt" style:font-size-complex="36pt"/>
    </style:style>
    <style:style style:name="T8" style:family="text">
      <style:text-properties fo:font-size="28pt" style:font-size-asian="28pt" style:font-size-complex="28pt"/>
    </style:style>
    <style:style style:name="T9" style:family="text">
      <style:text-properties fo:font-size="96pt" style:font-size-asian="96pt" style:font-size-complex="96pt"/>
    </style:style>
    <style:style style:name="T10" style:family="text">
      <style:text-properties fo:font-size="44pt" style:font-size-asian="44pt" style:font-size-complex="44pt"/>
    </style:style>
    <style:style style:name="T11" style:family="text">
      <style:text-properties fo:font-size="22pt" style:font-size-asian="22pt" style:font-size-complex="22pt"/>
    </style:style>
    <style:style style:name="T12" style:family="text">
      <style:text-properties fo:font-size="32pt" style:font-size-asian="32pt" style:font-size-complex="32pt"/>
    </style:style>
    <style:style style:name="T13" style:family="text">
      <style:text-properties officeooo:rsid="007abca4"/>
    </style:style>
    <style:style style:name="fr1" style:family="graphic" style:parent-style-name="Graphics">
      <style:graphic-properties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true" style:editable="false">
        <style:columns fo:column-count="1" fo:column-gap="0in">
          <style:column-sep style:width="0.0035in" style:color="#000000" style:height="100%" style:style="dotted"/>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6">WISDOM OF GOETHE</text:span></text:p>
      <text:p text:style-name="P1">(From “Conversations with Goethe”)</text:p>
      <text:section text:style-name="Sect1" text:name="Section1">
        <text:list text:style-name="L3">
          <text:list-item>
            <text:p text:style-name="P2">“No one can tell how things may draw and turn.”</text:p>
          </text:list-item>
          <text:list-item>
            <text:p text:style-name="P2">“You will find yourself perfectly competent when you have once entered on the employment; it will be very easy to you.”</text:p>
          </text:list-item>
          <text:list-item>
            <text:p text:style-name="P2">“May I find you in that state of tranquil activity, from which, after all, the most comprehensive views of the world, and the most valuable experiences, are evolved. Farewell. You must give me the pleasure of a prolonged and more intimate acquaintance.”</text:p>
          </text:list-item>
          <text:list-item>
            <text:p text:style-name="P2">“It is in my power to give you the very best means, in every way. Thus shall you lay a firm foundation for your future life, and have the pleasure of feeling yourself, in some measure, prepared for any situation.”</text:p>
          </text:list-item>
          <text:list-item>
            <text:p text:style-name="P2">“Then, I will provide you with a home in my neighborhood, and venture to predict that you shall pass no unprofitable moment during the winter. Many good things are collected in Weimar, and you will gradually find out, in the higher circles, society not surpassed in any of the great cities. And many men of great worth are connected with me, whom you also will know, and whose conversation you will find in the highest degree useful and instructive."</text:p>
          </text:list-item>
          <text:list-item>
            <text:p text:style-name="P2">"Beware of attempting too large a work. That is what injures most our best minds, and prevents fine talents and earnest efforts from accomplishing adequate results. I have suffered from this cause, and know how pernicious it is. What valuables I have let fall into the well ! If I had written all that I well might, a hundred volumes would not contain it."</text:p>
          </text:list-item>
          <text:list-item>
            <text:p text:style-name="P2">“The Present will have its rights; and the thoughts and feelings which daily press upon the poet should find a voice. But, if you have a great work in your head, nothing else prospers near it, all other thoughts must be repelled, and the pleasantness of life is quite lost, till it is accomplished. What concentration of thought is required to plan and round it off as a whole within the mind, what powers, and what a tranquil, undisturbed situation, to make it flow out as it should! If you <text:soft-page-break/>have erred in your plan, all your toil is lost; and if, in treating so extensive a subject, you are not perfectly master of your materials, the defects in details lay you open to censure; and, after all his toil and sacrifice, the poet meets, instead of praise and pleasure, nothing but dissatisfaction and blame, which palsy his energies. But if he seizes and treats, in freshness of feeling, what the present moment offers him, he makes sure of something good, and if he does not succeed, has at least lost nothing.”</text:p>
          </text:list-item>
          <text:list-item>
            <text:p text:style-name="P3">“I did so but nobody conforms to the instructions of us old people. Each thinks he knows best about himself, and thus many lose their way entirely, and many wander long in wrong directions; and, besides, you should not wander now we of a former day have done it long to find the true path for you; and what was the use of all our seeking and blundering, if you young people will not avail yourselves of the experience we have gained? Our errors were pardoned because no track had been opened for us; but from men of a later day the world asks more they must not be seeking and blundering, but use the instructions of their predecessors to enter at once on the right path. It is not enough to take steps which may sometimes lead to an aim; each step must be in the right direction, and, at the same time, with each some separate object must be attained.”</text:p>
          </text:list-item>
          <text:list-item>
            <text:p text:style-name="P3">“Bear these words away with you, and see if you cannot from them draw somewhat for yourself. Not that I feel troubled about you, but I may be able to abridge an unprofitable stage in your progress. Fix your attention on subjects which every day offers you, and on which you can work at once with earnestness and cheerfulness; you will, in all probability, please yourself, and each day will bring its own peculiar joy. You can give what you do to the pocket-books , to the periodicals, but never submit yourself to the judgment of other minds; your own is the only true guide.”</text:p>
          </text:list-item>
          <text:list-item>
            <text:p text:style-name="P3">“The world is so great and rich, and life so full of variety, that you can never want occasions for poems. But they must all be occasional poems; that is to say, reality must give both impulse and material for their production. A particular case becomes universal and poetic when managed by a poet. All my poems are occasional poems, having in real life, by which they were suggested, a firm foundation. I attach no value to poems woven from the air.”</text:p>
          </text:list-item>
          <text:list-item>
            <text:p text:style-name="P4"><text:soft-page-break/>“Let no one say that reality wants poetical interest; for in this doth the poet prove his vocation, that he has the art to win from a common subject an interesting side. Reality must give the impulse, the subject, the kernel, as I may say; but to work out a beautiful, animated whole, belongs to the poet. <text:s/>You know Fürnstein, sometimes called the Poet of Nature; he has written the prettiest poem imaginable, on the cultivation of hops. I have now desired him to make songs for the different crafts of working-men, particularly a weaver's song, and I am sure he will do it well, for he has been brought up among such people, and understands the subject so thoroughly, that he will treat it in a masterly manner. You cannot manage a great poem so; no part can be slighted or evaded; all which belongs to it as a whole must be interwoven and represented with precision . Youth has only one-sided views of things. <text:s/>A great work asks many-sidedness, and on that rock the young author splits.”</text:p>
          </text:list-item>
          <text:list-item>
            <text:p text:style-name="P6"><text:span text:style-name="T2">“Tis the very case you may succeed in parts, and fail in others, with which you have had no proper means of becoming acquainted. You, perhaps, would do the fisherman well, and the huntsman ill; and if you fail any where, the whole is a failure; and,however good single parts may be, that will not atone for the want of completeness. But paint those parts to which you are competent, give each an independent being, and you make sure of something good.”</text:span><text:span text:style-name="T2"/></text:p>
          </text:list-item>
          <text:list-item>
            <text:p text:style-name="P7"><text:span text:style-name="T2">“More especially, I warn you against great inventions; for there a comprehensive view is demanded,for which youth is seldom ripe. Further, character and views are loosened as sides from the poet's mind,and he has not the fu</text:span><text:span text:style-name="T3">l</text:span><text:span text:style-name="T2">lness desirable for future productions. And, finally, much time is lost in invention,internal arrangement, and combination, for which nobody thanks you, even supposing your design be happily accomplished.”</text:span></text:p>
          </text:list-item>
          <text:list-item>
            <text:p text:style-name="P4">“When materials are ready to the hand, all goes easier and better. Facts and characters being provided, the poet has only the task of animating them into a whole. He preserves his proper fullness, for he needs to part with but little of himself, and there is much less loss of time and strength. Indeed, I would advise the choice of subjects which have been used before. How many Iphigenias have been written ! yet they are all different, for each writer manages the subject after his own fashion.”</text:p>
          </text:list-item>
          <text:list-item>
            <text:p text:style-name="P4"><text:soft-page-break/>“But, for the present, you had better lay aside all great undertakings. You have striven long enough; it is time that you should enter into the cheerful period of life. Working out small subjects will help you most at present.”</text:p>
          </text:list-item>
          <text:list-item>
            <text:p text:style-name="P4">“Yes, the ancients did not content themselves with great intentions merely; they knew also how to carry them into effect. We moderns have also great intentions, but want the skill and power to bring them out, full and lifelike as we thought them.”</text:p>
          </text:list-item>
          <text:list-item>
            <text:p text:style-name="P4">“But, it has a fine effect on you to be constrained to stay and hear what is bad. By this means, you are penetrated with the hatred for the bad, which gives you the clearest insight for the good. In reading, you have not this gain, you throw aside the book, if it displeases you; but, at the theatre, you are forced to your own profit.”</text:p>
          </text:list-item>
          <text:list-item>
            <text:p text:style-name="P5"><text:span text:style-name="T1">“When I see great effects, I am apt to suppose great causes;”</text:span></text:p>
          </text:list-item>
          <text:list-item>
            <text:p text:style-name="P4">"We see in this architecture the flower of an extraordinary crisis. Who merely looks on such a flower will feel nothing but astonishment; while he who sees into the secret, inner life of the plant, into the stirring of its powers to unfold the flower, looks with other eyes, for he knows what he sees.”</text:p>
          </text:list-item>
          <text:list-item>
            <text:p text:style-name="P4">“What has kept its place for twenty years in the hearts of the people is pretty sure to have substantial merit.”</text:p>
          </text:list-item>
          <text:list-item>
            <text:p text:style-name="P6"><text:span text:style-name="T2">“Intellect, and even poetry, cannot be denied to our modern composers of tragedy; but they do not give their subject the hues of life; they strive after something beyond their powers; and for that reason I have been led to think of them as having forced talents; — their growth is not natural.”</text:span></text:p>
          </text:list-item>
          <text:list-item>
            <text:p text:style-name="P6"><text:span text:style-name="T2"/></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piracy" svg:font-family="Conspiracy"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onspiracy" fo:font-family="Conspiracy"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style:font-name="Conspiracy" fo:font-size="32pt" style:font-size-asian="32pt" style:font-size-complex="32pt"/>
    </style:style>
    <style:style style:name="Mfr1" style:family="graphic" style:parent-style-name="Graphics">
      <style:graphic-properties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y="-0.6752in" svg:width="0.7811in" svg:height="0.7811in" draw:z-index="2"><draw:image xlink:href="Pictures/100000010000004B0000004B8100AFF8EBE00F45.png" xlink:type="simple" xlink:show="embed" xlink:actuate="onLoad" draw:mime-type="image/png"/></draw:frame></text:p>
      </style:header>
      <style:footer>
        <text:p text:style-name="Subtitle"><text:span text:style-name="MT1">🦓</text:span>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08:33:48.550786609</meta:creation-date>
    <dc:date>2023-12-03T09:19:03.185460584</dc:date>
    <meta:editing-duration>PT4H49M12S</meta:editing-duration>
    <meta:editing-cycles>117</meta:editing-cycles>
    <meta:generator>LibreOffice/7.6.2.1$Linux_X86_64 LibreOffice_project/60$Build-1</meta:generator>
    <meta:print-date>2023-12-02T14:13:32.799754340</meta:print-date>
    <meta:printed-by>PDF files</meta:printed-by>
    <meta:document-statistic meta:table-count="0" meta:image-count="1" meta:object-count="0" meta:page-count="4" meta:paragraph-count="25" meta:word-count="1520" meta:character-count="8350" meta:non-whitespace-character-count="6872"/>
  </office:meta>
</office:document-meta>
</file>